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</style:style>
    <style:style style:name="P7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style:text-underline-style="none" fo:font-weight="bold" officeooo:rsid="001a2cd9" style:font-weight-asian="bold"/>
    </style:style>
    <style:style style:name="T4" style:family="text">
      <style:text-properties style:text-underline-style="none" officeooo:rsid="001a2cd9"/>
    </style:style>
    <style:style style:name="T5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SO/IEC</text:p>
      <text:p text:style-name="P1"/>
      <text:list xml:id="list2464481200" text:style-name="WWNum1">
        <text:list-item>
          <text:p text:style-name="P6">Tarea: explica brevemente en qué consiste cada uno de los siguientes estándares internacionales.<text:span text:style-name="T1"> </text:span><text:span text:style-name="T4">Cada uno los que corresponda. NO copies literalmente lo que pone.</text:span></text:p>
        </text:list-item>
      </text:list>
      <text:p text:style-name="P8"><text:span text:style-name="T3"/></text:p>
      <text:p text:style-name="P2"/>
      <text:p text:style-name="P2"/>
      <text:list xml:id="list3750233871" text:style-name="WWNum3">
        <text:list-item>
          <text:p text:style-name="P7"><text:span text:style-name="T5">ISO 9126:</text:span><text:span text:style-name="T2"> </text:span><text:span text:style-name="T3">Miguel</text:span></text:p>
          <text:p text:style-name="P7"><text:span text:style-name="T3"/></text:p>
        </text:list-item>
      </text:list>
      <text:p text:style-name="P4"/>
      <text:p text:style-name="P4"/>
      <text:list xml:id="list115646040037403" text:continue-numbering="true" text:style-name="WWNum3">
        <text:list-item>
          <text:p text:style-name="P7"><text:span text:style-name="T5">ISO 9241-11:</text:span><text:span text:style-name="T2"> </text:span><text:span text:style-name="T3">Miguel</text:span></text:p>
        </text:list-item>
      </text:list>
      <text:p text:style-name="P4"/>
      <text:p text:style-name="P4"/>
      <text:list xml:id="list115647460933700" text:continue-numbering="true" text:style-name="WWNum3">
        <text:list-item>
          <text:p text:style-name="P7"><text:span text:style-name="T5">ISO 9241-15:</text:span><text:span text:style-name="T2"> </text:span><text:span text:style-name="T3">Miguel</text:span></text:p>
        </text:list-item>
      </text:list>
      <text:p text:style-name="P4"/>
      <text:p text:style-name="P4"/>
      <text:list xml:id="list115647661864215" text:continue-numbering="true" text:style-name="WWNum3">
        <text:list-item>
          <text:p text:style-name="P7"><text:span text:style-name="T5">ISO 14915:</text:span><text:span text:style-name="T2"> </text:span><text:span text:style-name="T3">Todos</text:span>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esarrollo de Interfaces 19/2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4T11:56:45.353529107</dc:date>
    <meta:editing-duration>PT14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7" meta:character-count="275" meta:non-whitespace-character-count="241"/>
  </office:meta>
</office:document-meta>
</file>